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.646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quired</text:p>
          </table:table-cell>
          <table:table-cell office:value-type="string" calcext:value-type="string">
            <text:p>allow_non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outer_type_</text:p>
          </table:table-cell>
          <table:table-cell office:value-type="string" calcext:value-type="string">
            <text:p>validators</text:p>
          </table:table-cell>
          <table:table-cell/>
          <table:table-cell office:value-type="string" calcext:value-type="string">
            <text:p>class_validator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: Spe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lt;class '__main__.Spec'&gt;</text:p>
          </table:table-cell>
          <table:table-cell office:value-type="string" calcext:value-type="string">
            <text:p>ForwardRef('Spec')</text:p>
          </table:table-cell>
          <table:table-cell office:value-type="string" calcext:value-type="string">
            <text:p>BaseModel.val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_spec: Spec | 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&lt;class '__main__.Spec'&gt;</text:p>
          </table:table-cell>
          <table:table-cell office:value-type="string" calcext:value-type="string">
            <text:p>BaseModel.val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_spec: List[Spec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lt;class '__main__.Spec'&gt;</text:p>
          </table:table-cell>
          <table:table-cell office:value-type="string" calcext:value-type="string">
            <text:p>ForwardRef('List[Spec]')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ub_fields[0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&lt;class '__main__.Spec'&gt;</text:p>
          </table:table-cell>
          <table:table-cell office:value-type="string" calcext:value-type="string">
            <text:p>BaseModel.val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_impl_spec: List[Impl | Spec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__main__.Impl | __main__.Spec</text:p>
          </table:table-cell>
          <table:table-cell office:value-type="string" calcext:value-type="string">
            <text:p>ForwardRef('List[Impl | Spec]')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ub_fields[0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__main__.Impl | __main__.Spec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ub_fields[0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&lt;class '__main__.Impl'&gt;</text:p>
          </table:table-cell>
          <table:table-cell office:value-type="string" calcext:value-type="string">
            <text:p>BaseModel.validate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ub_fields[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&lt;class '__main__.Spec'&gt;</text:p>
          </table:table-cell>
          <table:table-cell office:value-type="string" calcext:value-type="string">
            <text:p>BaseModel.validate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_spec: Impl | Spec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&lt;class '__main__.Spec'&gt;</text:p>
          </table:table-cell>
          <table:table-cell office:value-type="string" calcext:value-type="string">
            <text:p>BaseModel.val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list_spec: conlist(Spec, min_items=1, max_items=4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&lt;class '__main__.Spec'&gt;</text:p>
          </table:table-cell>
          <table:table-cell office:value-type="string" calcext:value-type="string">
            <text:p>ForwardRef('conlist(Spec, min_items=1, max_items=4)')</text:p>
          </table:table-cell>
          <table:table-cell table:number-columns-repeated="2"/>
          <table:table-cell office:value-type="string" calcext:value-type="string">
            <text:p>{'list_0': &lt;pydantic.class_vali...dbe3887c0&gt;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ub_fields[0]</text:p>
          </table:table-cell>
          <table:table-cell table:number-columns-repeated="2"/>
          <table:table-cell table:number-columns-repeated="2" office:value-type="string" calcext:value-type="string">
            <text:p>&lt;class '__main__.Spec'&gt;</text:p>
          </table:table-cell>
          <table:table-cell office:value-type="string" calcext:value-type="string">
            <text:p>BaseModel.val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list_impl_spec: conlist(Impl | Spec, min_items=1, max_items=4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9:13:46.874037810</meta:creation-date>
    <dc:date>2022-12-05T22:14:01.623869784</dc:date>
    <meta:editing-duration>P2DT30M14S</meta:editing-duration>
    <meta:editing-cycles>2</meta:editing-cycles>
    <meta:generator>LibreOffice/7.3.7.2$Linux_X86_64 LibreOffice_project/30$Build-2</meta:generator>
    <meta:document-statistic meta:table-count="1" meta:cell-count="79" meta:object-count="0"/>
  </office:meta>
</office:document-meta>
</file>